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delimiter</text:p>
          </table:table-cell>
          <table:table-cell table:style-name="ce3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delimiter</text:p>
          </table:table-cell>
          <table:table-cell table:style-name="ce3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Quote character</text:p>
          </table:table-cell>
          <table:table-cell table:style-name="ce3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Escape character</text:p>
          </table:table-cell>
          <table:table-cell table:style-name="ce3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 characters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table:number-columns-repeated="2"/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table:number-columns-repeated="2"/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1...60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table:number-columns-repeated="2"/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 table:number-columns-repeated="2"/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custo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3">
          <table:table-cell office:value-type="string">
            <text:p>C</text:p>
          </table:table-cell>
          <table:table-cell table:style-name="ce3" office:value-type="string">
            <text:p>distinct branches must be within limit</text:p>
          </table:table-cell>
          <table:table-cell table:style-name="ce3" office:value-type="string">
            <text:p>DistinctCount</text:p>
          </table:table-cell>
          <table:table-cell table:style-name="ce3" office:value-type="string">
            <text:p>branch_id &lt;= 3</text:p>
          </table:table-cell>
          <table:table-cell table:style-name="ce3"/>
          <table:table-cell table:number-columns-repeated="2"/>
        </table:table-row>
        <table:table-row table:style-name="ro2" table:number-rows-repeated="65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/03/2009</text:date>, <text:time>23:3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26T23:31:55</dc:date>
    <meta:editing-duration>PT17H39M42S</meta:editing-duration>
    <meta:editing-cycles>34</meta:editing-cycles>
    <meta:generator>OpenOffice.org/3.0$Unix OpenOffice.org_project/300m15$Build-9379</meta:gener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